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800000" draw:marker-end="Arrow" draw:marker-end-width="0.3cm" draw:fill="none" draw:fill-color="#ff336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0.541cm" svg:height="7.366cm" svg:x="5.191cm" svg:y="3.894cm">
          <text:p text:style-name="P1"><text:span text:style-name="T1">Exposed Servic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1" draw:text-style-name="P3" draw:layer="layout" svg:width="3.175cm" svg:height="7.366cm" svg:x="16.494cm" svg:y="3.921cm">
          <text:p text:style-name="P1"><text:span text:style-name="T1">Unexposed </text:span></text:p>
          <text:p text:style-name="P1"><text:span text:style-name="T1">Services</text:span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4"/></text:p>
        </draw:rect>
        <draw:rect draw:style-name="gr1" draw:text-style-name="P5" draw:layer="layout" svg:width="2.921cm" svg:height="6.985cm" svg:x="1.381cm" svg:y="4.048cm">
          <text:p text:style-name="P1"><text:span text:style-name="T1">Data Model</text:span></text:p>
          <text:p text:style-name="P1"><text:span text:style-name="T1"/></text:p>
          <text:p text:style-name="P1"><text:span text:style-name="T1"/></text:p>
          <text:p text:style-name="P4"><text:span text:style-name="T5">1. User</text:span></text:p>
          <text:p text:style-name="P4"><text:span text:style-name="T5">2. Tenant</text:span></text:p>
          <text:p text:style-name="P4"><text:span text:style-name="T5">3. Role</text:span></text:p>
          <text:p text:style-name="P4"><text:span text:style-name="T5">4. Token</text:span></text:p>
          <text:p text:style-name="P4"><text:span text:style-name="T5">5. Rules</text:span></text:p>
          <text:p text:style-name="P4"><text:span text:style-name="T5">6. Extras</text:span></text:p>
          <text:p text:style-name="P4"><text:span text:style-name="T5"/></text:p>
          <text:p text:style-name="P1"><text:span text:style-name="T5"/></text:p>
        </draw:rect>
        <draw:rect draw:style-name="gr1" draw:text-style-name="P2" draw:layer="layout" svg:width="9.652cm" svg:height="3.175cm" svg:x="5.699cm" svg:y="12.557cm">
          <text:p text:style-name="P1"><text:span text:style-name="T2">Service Backen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1" draw:text-style-name="P5" draw:layer="layout" svg:width="4.191cm" svg:height="2.54cm" svg:x="5.953cm" svg:y="5.318cm">
          <text:p text:style-name="P1"><text:span text:style-name="T6">Identity Service</text:span></text:p>
          <text:p text:style-name="P1"><text:span text:style-name="T6"/></text:p>
          <text:p text:style-name="P1"><text:span text:style-name="T5"><text:s text:c="3"/></text:span><text:span text:style-name="T5">- Tenant Controller</text:span></text:p>
          <text:p text:style-name="P1"><text:span text:style-name="T5">- User Controller</text:span></text:p>
          <text:p text:style-name="P1"><text:span text:style-name="T5">- Role Controller</text:span></text:p>
        </draw:rect>
        <draw:rect draw:style-name="gr1" draw:text-style-name="P5" draw:layer="layout" svg:width="4.064cm" svg:height="2.54cm" svg:x="11.033cm" svg:y="5.445cm">
          <text:p text:style-name="P1"><text:span text:style-name="T6">Catalog Service</text:span></text:p>
          <text:p text:style-name="P1"><text:span text:style-name="T6"/></text:p>
          <text:p text:style-name="P1"><text:span text:style-name="T5">- Control Service </text:span></text:p>
          <text:p text:style-name="P1"><text:span text:style-name="T5">endpoints</text:span></text:p>
        </draw:rect>
        <draw:rect draw:style-name="gr1" draw:text-style-name="P5" draw:layer="layout" svg:width="4.191cm" svg:height="2.54cm" svg:x="5.953cm" svg:y="8.239cm">
          <text:p text:style-name="P1"><text:span text:style-name="T6">Token <text:s/>Service</text:span></text:p>
          <text:p text:style-name="P1"><text:span text:style-name="T7"><text:s text:c="2"/></text:span><text:span text:style-name="T7">- Creates &amp;</text:span></text:p>
          <text:p text:style-name="P1"><text:span text:style-name="T7"><text:s/></text:span><text:span text:style-name="T7">Store Token</text:span></text:p>
          <text:p text:style-name="P1"><text:span text:style-name="T7">- Validates token </text:span></text:p>
          <text:p text:style-name="P1"><text:span text:style-name="T7">on request</text:span></text:p>
        </draw:rect>
        <draw:rect draw:style-name="gr1" draw:text-style-name="P5" draw:layer="layout" svg:width="4.191cm" svg:height="2.54cm" svg:x="10.906cm" svg:y="8.366cm">
          <text:p text:style-name="P1"><text:span text:style-name="T6">Misc <text:s/>Service</text:span></text:p>
          <text:p text:style-name="P1"><text:span text:style-name="T6"/></text:p>
          <text:p text:style-name="P1"><text:span text:style-name="T7"><text:s text:c="2"/></text:span><text:span text:style-name="T7">- Extension Controller</text:span></text:p>
          <text:p text:style-name="P1"><text:span text:style-name="T7"/></text:p>
        </draw:rect>
        <draw:rect draw:style-name="gr1" draw:text-style-name="P5" draw:layer="layout" svg:width="3.175cm" svg:height="1.905cm" svg:x="16.494cm" svg:y="7.858cm">
          <text:p text:style-name="P1"><text:span text:style-name="T6">Policy Service</text:span></text:p>
          <text:p text:style-name="P1"><text:span text:style-name="T6"/></text:p>
          <text:p text:style-name="P1"><text:span text:style-name="T5"><text:s/></text:span><text:span text:style-name="T5">Maintains policy</text:span></text:p>
          <text:p text:style-name="P1"><text:span text:style-name="T5"><text:s/></text:span><text:span text:style-name="T5">for keystone</text:span></text:p>
        </draw:rect>
        <draw:rect draw:style-name="gr1" draw:text-style-name="P5" draw:layer="layout" svg:width="1.905cm" svg:height="1.27cm" svg:x="5.953cm" svg:y="14.081cm">
          <text:p text:style-name="P1"><text:span text:style-name="T5">SQL </text:span></text:p>
          <text:p text:style-name="P1"><text:span text:style-name="T5">Backend</text:span></text:p>
        </draw:rect>
        <draw:rect draw:style-name="gr1" draw:text-style-name="P5" draw:layer="layout" svg:width="1.905cm" svg:height="1.27cm" svg:x="8.366cm" svg:y="14.081cm">
          <text:p text:style-name="P1"><text:span text:style-name="T5">PAM </text:span></text:p>
          <text:p text:style-name="P1"><text:span text:style-name="T5">Backend</text:span></text:p>
        </draw:rect>
        <draw:rect draw:style-name="gr1" draw:text-style-name="P5" draw:layer="layout" svg:width="1.905cm" svg:height="1.27cm" svg:x="10.906cm" svg:y="14.081cm">
          <text:p text:style-name="P1"><text:span text:style-name="T5">LDAP </text:span></text:p>
          <text:p text:style-name="P1"><text:span text:style-name="T5">Backend</text:span></text:p>
        </draw:rect>
        <draw:rect draw:style-name="gr1" draw:text-style-name="P5" draw:layer="layout" svg:width="1.905cm" svg:height="1.27cm" svg:x="13.192cm" svg:y="14.081cm">
          <text:p text:style-name="P1"><text:span text:style-name="T5">Templated </text:span></text:p>
          <text:p text:style-name="P1"><text:span text:style-name="T5">Backend</text:span></text:p>
        </draw:rect>
        <draw:line draw:style-name="gr2" draw:text-style-name="P1" draw:layer="layout" svg:x1="4.175cm" svg:y1="7.223cm" svg:x2="5.445cm" svg:y2="7.223cm">
          <text:p/>
        </draw:line>
        <draw:line draw:style-name="gr2" draw:text-style-name="P1" draw:layer="layout" svg:x1="15.478cm" svg:y1="7.223cm" svg:x2="16.621cm" svg:y2="7.223cm">
          <text:p/>
        </draw:line>
        <draw:line draw:style-name="gr2" draw:text-style-name="P1" draw:layer="layout" svg:x1="10.271cm" svg:y1="11.16cm" svg:x2="10.271cm" svg:y2="12.557cm">
          <text:p/>
        </draw:line>
      </draw:page>
      <draw:page draw:name="page2" draw:style-name="dp1" draw:master-page-name="Default">
        <draw:rect draw:style-name="gr1" draw:text-style-name="P5" draw:layer="layout" svg:width="2.54cm" svg:height="0.889cm" svg:x="9.255cm" svg:y="5.318cm">
          <text:p text:style-name="P1"><text:span text:style-name="T5">Keystone</text:span></text:p>
        </draw:rect>
        <draw:rect draw:style-name="gr1" draw:text-style-name="P5" draw:layer="layout" svg:width="2.54cm" svg:height="0.889cm" svg:x="3.413cm" svg:y="2.524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7.35cm" svg:y="8.112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3.54cm" svg:y="7.096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10.906cm" svg:y="8.112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716cm" svg:y="7.223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462cm" svg:y="4.556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462cm" svg:y="2.397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6.461cm" svg:y="1.127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9.89cm" svg:y="1.127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3.54cm" svg:y="4.683cm">
          <text:p text:style-name="P1"><text:span text:style-name="T5">Attack </text:span></text:p>
          <text:p text:style-name="P1"><text:span text:style-name="T5">Machine</text:span></text:p>
        </draw:rect>
        <draw:line draw:style-name="gr3" draw:text-style-name="P1" draw:layer="layout" svg:x1="5.953cm" svg:y1="2.905cm" svg:x2="9.763cm" svg:y2="5.318cm">
          <text:p/>
        </draw:line>
        <draw:line draw:style-name="gr3" draw:text-style-name="P1" draw:layer="layout" svg:x1="5.953cm" svg:y1="5.191cm" svg:x2="9.636cm" svg:y2="5.318cm">
          <text:p/>
        </draw:line>
        <draw:line draw:style-name="gr3" draw:text-style-name="P1" draw:layer="layout" svg:x1="6.08cm" svg:y1="7.35cm" svg:x2="9.636cm" svg:y2="5.318cm">
          <text:p/>
        </draw:line>
        <draw:line draw:style-name="gr3" draw:text-style-name="P1" draw:layer="layout" svg:x1="7.858cm" svg:y1="2.016cm" svg:x2="9.763cm" svg:y2="5.318cm">
          <text:p/>
        </draw:line>
        <draw:line draw:style-name="gr3" draw:text-style-name="P1" draw:layer="layout" svg:x1="11.161cm" svg:y1="2.016cm" svg:x2="9.636cm" svg:y2="5.318cm">
          <text:p/>
        </draw:line>
        <draw:line draw:style-name="gr3" draw:text-style-name="P1" draw:layer="layout" svg:x1="14.335cm" svg:y1="3.032cm" svg:x2="9.636cm" svg:y2="5.317cm">
          <text:p/>
        </draw:line>
        <draw:line draw:style-name="gr3" draw:text-style-name="P1" draw:layer="layout" svg:x1="14.335cm" svg:y1="5.064cm" svg:x2="9.637cm" svg:y2="5.317cm">
          <text:p/>
        </draw:line>
        <draw:line draw:style-name="gr3" draw:text-style-name="P1" draw:layer="layout" svg:x1="14.589cm" svg:y1="7.35cm" svg:x2="9.637cm" svg:y2="5.317cm">
          <text:p/>
        </draw:line>
        <draw:line draw:style-name="gr3" draw:text-style-name="P1" draw:layer="layout" svg:x1="12.049cm" svg:y1="8.112cm" svg:x2="9.637cm" svg:y2="5.318cm">
          <text:p/>
        </draw:line>
        <draw:line draw:style-name="gr3" draw:text-style-name="P1" draw:layer="layout" svg:x1="8.493cm" svg:y1="8.112cm" svg:x2="9.637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6T16:30:40.18</meta:creation-date>
    <dc:date>2013-11-28T16:50:16.12</dc:date>
    <meta:editing-duration>PT2H37M17S</meta:editing-duration>
    <meta:editing-cycles>4</meta:editing-cycles>
    <meta:generator>OpenOffice.org/3.4$Win32 OpenOffice.org_project/340m1$Build-9590</meta:generator>
    <meta:document-statistic meta:object-count="37"/>
  </office:meta>
</office:document-meta>
</file>